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" manifest:full-path="ObjectReplacements/Object 1"/>
  <manifest:file-entry manifest:media-type="text/xml" manifest:full-path="content.xml"/>
  <manifest:file-entry manifest:media-type="application/vnd.sun.star.oleobject" manifest:full-path="Object 1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0pt" fo:language="el" fo:country="GR" style:font-size-asian="10pt"/>
    </style:style>
    <style:style style:name="P2" style:family="paragraph" style:parent-style-name="Standard">
      <style:text-properties fo:font-size="10pt" fo:language="el" fo:country="GR" style:font-size-asian="10pt" style:font-size-complex="10pt"/>
    </style:style>
    <style:style style:name="P3" style:family="paragraph" style:parent-style-name="Standard">
      <style:text-properties fo:font-size="10pt" fo:language="el" fo:country="GR" fo:font-weight="bold" style:font-size-asian="10pt" style:font-weight-asian="bold" style:font-size-complex="10pt"/>
    </style:style>
    <style:style style:name="P4" style:family="paragraph" style:parent-style-name="Standard">
      <style:text-properties fo:font-size="10pt" fo:language="el" fo:country="GR" fo:font-weight="bold" style:font-size-asian="10pt" style:language-asian="zxx" style:country-asian="none" style:font-weight-asian="bold" style:font-size-complex="10pt" style:font-weight-complex="bold"/>
    </style:style>
    <style:style style:name="P5" style:family="paragraph" style:parent-style-name="Standard">
      <style:text-properties fo:font-size="10pt" fo:language="en" fo:country="US" fo:font-weight="bold" style:font-size-asian="10pt" style:font-weight-asian="bold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fo:letter-spacing="0.035cm" fo:language="el" fo:country="GR" fo:font-weight="bold" style:font-size-asian="10pt" style:font-weight-asian="bold" style:font-weight-complex="bold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l" fo:country="GR"/>
    </style:style>
    <style:style style:name="P9" style:family="paragraph" style:parent-style-name="Standard">
      <style:paragraph-properties fo:text-align="center" style:justify-single-word="false"/>
      <style:text-properties fo:font-size="13pt" fo:letter-spacing="0.021cm" fo:language="el" fo:country="GR" style:text-underline-style="solid" style:text-underline-width="auto" style:text-underline-color="font-color" fo:font-weight="bold" style:font-size-asian="13pt" style:font-weight-asian="bold" style:font-weight-complex="bold"/>
    </style:style>
    <style:style style:name="P10" style:family="paragraph" style:parent-style-name="Standard">
      <style:text-properties fo:font-size="8pt" fo:language="el" fo:country="GR" style:font-size-asian="8pt"/>
    </style:style>
    <style:style style:name="P11" style:family="paragraph" style:parent-style-name="Standard">
      <style:text-properties style:font-name="Microsoft Sans Serif" fo:font-size="10pt" fo:language="el" fo:country="GR" style:font-size-asian="10pt" style:language-asian="zxx" style:country-asian="none" style:font-name-complex="Microsoft Sans Serif"/>
    </style:style>
    <style:style style:name="P12" style:family="paragraph" style:parent-style-name="Standard">
      <style:paragraph-properties fo:margin-left="0cm" fo:margin-right="0cm" fo:line-height="150%" fo:text-indent="0.3cm" style:auto-text-indent="false"/>
    </style:style>
    <style:style style:name="P13" style:family="paragraph" style:parent-style-name="Text_20_body">
      <style:text-properties fo:font-size="9.5pt" style:font-size-asian="9.5pt"/>
    </style:style>
    <style:style style:name="P14" style:family="paragraph" style:parent-style-name="Text_20_body">
      <style:text-properties fo:letter-spacing="0.053cm"/>
    </style:style>
    <style:style style:name="P15" style:family="paragraph" style:parent-style-name="Standard" style:master-page-name="Standard">
      <style:paragraph-properties style:page-number="1"/>
      <style:text-properties fo:font-size="10pt" fo:language="en" fo:country="US" style:font-size-asian="10pt" style:language-asian="zxx" style:country-asian="none"/>
    </style:style>
    <style:style style:name="P16" style:family="paragraph" style:parent-style-name="Standard">
      <style:text-properties fo:font-size="10pt" fo:language="el" fo:country="GR" fo:font-weight="bold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language="el" fo:country="GR" fo:font-weight="normal" style:font-size-asian="10pt" style:font-weight-asian="normal" style:font-size-complex="10pt" style:font-weight-complex="normal"/>
    </style:style>
    <style:style style:name="P18" style:family="paragraph" style:parent-style-name="Text_20_body" style:list-style-name="L1">
      <style:text-properties fo:letter-spacing="0.053cm"/>
    </style:style>
    <style:style style:name="P19" style:family="paragraph" style:parent-style-name="Text_20_body" style:list-style-name="L2">
      <style:text-properties fo:font-size="7pt" fo:letter-spacing="0.053cm" fo:font-weight="bold" style:font-size-asian="7pt" style:font-weight-asian="bold" style:font-size-complex="7pt" style:font-weight-complex="bold"/>
    </style:style>
    <style:style style:name="P20" style:family="paragraph" style:parent-style-name="Text_20_body" style:list-style-name="L3">
      <style:text-properties fo:font-size="7pt" fo:letter-spacing="0.053cm" fo:font-weight="bold" style:font-size-asian="7pt" style:font-weight-asian="bold" style:font-size-complex="7pt" style:font-weight-complex="bold"/>
    </style:style>
    <style:style style:name="P21" style:family="paragraph" style:parent-style-name="Text_20_body" style:list-style-name="L2">
      <style:text-properties fo:font-size="10pt" fo:letter-spacing="0.053cm" style:text-underline-style="solid" style:text-underline-width="auto" style:text-underline-color="font-color" fo:font-weight="bold" style:font-size-asian="10pt" style:font-weight-asian="bold" style:font-weight-complex="bold"/>
    </style:style>
    <style:style style:name="P22" style:family="paragraph" style:parent-style-name="Text_20_body" style:list-style-name="L3">
      <style:text-properties fo:font-size="10pt" fo:letter-spacing="0.053cm" style:text-underline-style="solid" style:text-underline-width="auto" style:text-underline-color="font-color" fo:font-weight="bold" style:font-size-asian="10pt" style:font-weight-asian="bold" style:font-weight-complex="bold"/>
    </style:style>
    <style:style style:name="P23" style:family="paragraph" style:parent-style-name="Text_20_body" style:list-style-name="L2">
      <style:text-properties fo:font-size="10pt" fo:letter-spacing="0.053cm" fo:font-weight="normal" style:font-size-asian="10pt" style:font-weight-asian="normal" style:font-weight-complex="normal"/>
    </style:style>
    <style:style style:name="P24" style:family="paragraph" style:parent-style-name="Text_20_body" style:list-style-name="L3">
      <style:text-properties fo:font-size="10pt" fo:letter-spacing="0.053cm" fo:font-weight="normal" style:font-size-asian="10pt" style:font-weight-asian="normal" style:font-weight-complex="normal"/>
    </style:style>
    <style:style style:name="P25" style:family="paragraph" style:parent-style-name="Text_20_body" style:list-style-name="L2">
      <style:text-properties fo:font-size="6pt" fo:letter-spacing="0.053cm" fo:font-weight="bold" style:font-size-asian="6pt" style:font-weight-asian="bold" style:font-size-complex="6pt" style:font-weight-complex="bold"/>
    </style:style>
    <style:style style:name="P26" style:family="paragraph" style:parent-style-name="Text_20_body" style:list-style-name="L3">
      <style:text-properties style:font-name="Microsoft Sans Serif" fo:font-size="6pt" fo:letter-spacing="0.053cm" fo:font-weight="bold" style:font-size-asian="6pt" style:font-weight-asian="bold" style:font-name-complex="Microsoft Sans Serif" style:font-size-complex="6pt" style:font-weight-complex="bold"/>
    </style:style>
    <style:style style:name="P27" style:family="paragraph" style:parent-style-name="Heading_20_2">
      <style:text-properties fo:font-size="13pt" fo:letter-spacing="0.021cm" style:font-size-asian="13pt"/>
    </style:style>
    <style:style style:name="P28" style:family="paragraph" style:parent-style-name="Heading_20_2">
      <style:text-properties fo:font-size="10pt" fo:letter-spacing="0.021cm" fo:language="el" fo:country="GR" fo:font-weight="bold" style:font-size-asian="10pt" style:font-weight-asian="bold" style:font-size-complex="10pt"/>
    </style:style>
    <style:style style:name="P29" style:family="paragraph">
      <style:paragraph-properties fo:text-align="center" style:writing-mode="lr-tb"/>
    </style:style>
    <style:style style:name="T1" style:family="text">
      <style:text-properties style:font-name="Microsoft Sans Serif" fo:font-size="11pt" fo:language="el" fo:country="GR" style:font-size-asian="11pt" style:font-name-complex="Microsoft Sans Serif"/>
    </style:style>
    <style:style style:name="T2" style:family="text">
      <style:text-properties style:font-name="Microsoft Sans Serif" fo:font-size="11pt" fo:language="el" fo:country="GR" style:font-name-asian="Microsoft Sans Serif" style:font-size-asian="11pt" style:font-name-complex="Microsoft Sans Serif"/>
    </style:style>
    <style:style style:name="T3" style:family="text">
      <style:text-properties fo:font-size="10pt" fo:language="el" fo:country="GR" fo:font-weight="bold" style:font-size-asian="10pt" style:font-weight-asian="bold" style:font-size-complex="10pt"/>
    </style:style>
    <style:style style:name="T4" style:family="text">
      <style:text-properties fo:language="el" fo:country="GR"/>
    </style:style>
    <style:style style:name="T5" style:family="text">
      <style:text-properties fo:font-size="9.5pt" style:font-size-asian="9.5pt"/>
    </style:style>
    <style:style style:name="T6" style:family="text">
      <style:text-properties fo:font-size="9.5pt" fo:language="en" fo:country="US" style:font-size-asian="9.5pt"/>
    </style:style>
    <style:style style:name="T7" style:family="text">
      <style:text-properties fo:font-size="9.5pt" fo:letter-spacing="0.021cm" style:font-size-asian="9.5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width="2.536cm" draw:visible-area-height="3.832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solid" svg:stroke-width="0.062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Frame2" text:anchor-type="char" svg:x="1.191cm" svg:y="0.132cm" svg:width="9.208cm" svg:height="1.905cm" draw:z-index="2"><draw:text-box><text:p text:style-name="P6">ΤΡΙΣΕΥΓΕΝΗ ΜΗΤΡΟΠΟΥΛΟΥ – ΚΙΒΩΤΙΔΗ</text:p><text:p text:style-name="P6">ΙΑΤΡΟΣ ΚΥΤΤΑΡΟΛΟΓΟΣ</text:p><text:p text:style-name="P13">Λ.ΠΕΝΤΕΛΗΣ 5 - ΒΡΙΛΗΣΣΙΑ</text:p><text:h text:style-name="Heading_20_1" text:outline-level="1"><text:span text:style-name="T5">ΤΗΛ. ΙΑΤΡ.:21</text:span><text:span text:style-name="T6">0 </text:span><text:span text:style-name="T5"><text:s/></text:span><text:span text:style-name="T7">68.00.486</text:span><text:span text:style-name="T5"> – ΟΙΚ.</text:span><text:span text:style-name="T6">210 </text:span><text:span text:style-name="T5">: </text:span><text:span text:style-name="T7">60.00.895</text:span></text:h></draw:text-box></draw:frame><draw:frame draw:style-name="fr1" draw:name="Frame1" text:anchor-type="char" svg:x="0.132cm" svg:y="0.159cm" svg:width="1.528cm" svg:height="1.783cm" draw:z-index="3"><draw:text-box><text:p text:style-name="Standard"><draw:frame draw:style-name="fr3" draw:name="Object1" text:anchor-type="as-char" svg:width="1.02cm" svg:height="1.528cm" draw:z-index="4"><draw:object-ole xlink:href="./Object 1" xlink:type="simple" xlink:show="embed" xlink:actuate="onLoad"/><draw:image xlink:href="./ObjectReplacements/Object 1" xlink:type="simple" xlink:show="embed" xlink:actuate="onLoad"/><svg:desc>Αντικείμενο OLE</svg:desc></draw:frame></text:p></draw:text-box></draw:frame></text:p>
      <text:p text:style-name="P7"/>
      <text:p text:style-name="P8"/>
      <text:p text:style-name="P8"/>
      <text:p text:style-name="P1"/>
      <text:p text:style-name="P1"/>
      <text:p text:style-name="P9">ΕΚΘΕΣΗ ΚΥΤΤΑΡΟΛΟΓΙΚΗΣ ΕΞΕΤΑΣΗΣ</text:p>
      <text:h text:style-name="P27" text:outline-level="2">ΚΟΛΠΟΤΡΑΧΗΛΙΚΩΝ ΕΠΙΧΡΙΣΜΑΤΩΝ ΚΑΤΑ ΠΑΠΑΝΙΚΟΛΑΟΥ</text:h>
      <text:p text:style-name="P10"/>
      <text:p text:style-name="P10"/>
      <text:p text:style-name="P12"><text:span text:style-name="T1">ΟΝΟΜΑΤΕΠΩΝΥΜΟ: {%= @patient.full_name %}<text:tab/><text:tab/><text:tab/></text:span><text:span text:style-name="T2"> <text:s/></text:span></text:p>
      <text:p text:style-name="P12"><text:span text:style-name="T2"><text:s/></text:span><text:span text:style-name="T1">ΗΛΙΚΙΑ:</text:span><text:span text:style-name="T2"> {%= @patient.age %} Ετων <text:s text:c="30"/></text:span><text:span text:style-name="T1">ΤΕΡ:</text:span><text:span text:style-name="T2"> <text:s text:c="27"/></text:span><text:span text:style-name="T1">ΗΛΕ:</text:span></text:p>
      <text:p text:style-name="P11"><draw:line text:anchor-type="char" draw:z-index="0" draw:style-name="gr1" draw:text-style-name="P29" svg:x1="0cm" svg:y1="0.233cm" svg:x2="19.685cm" svg:y2="0.233cm"><text:p/></draw:line><draw:line text:anchor-type="char" draw:z-index="1" draw:style-name="gr1" draw:text-style-name="P29" svg:x1="0cm" svg:y1="0.392cm" svg:x2="19.685cm" svg:y2="0.392cm"><text:p/></draw:line></text:p>
      <text:p text:style-name="P14">Τα εξετασθέντα επιχρίσματα περιλαμβάνουν: </text:p>
      <text:list xml:id="list20029722461" text:style-name="L1">
        <text:list-item>
          <text:p text:style-name="P18">ΚΟΛΠΙΚΟ ΕΠΙΧΡΙΣΜΑ</text:p>
        </text:list-item>
      </text:list>
      <text:list xml:id="list940615231" text:style-name="L2">
        <text:list-item>
          <text:p text:style-name="P19">{% ExamFieldGroup.first(:name =&gt;'ΚΟΛΠΙΚΟ ΕΠΙΧΡΙΣΜΑ').children.each do |group| %}</text:p>
        </text:list-item>
        <text:list-item>
          <text:p text:style-name="P21">{%= group.name %}</text:p>
          <text:list>
            <text:list-item>
              <text:p text:style-name="P23">{% @exam_set.values_for_group(group).each do |key, v| %}</text:p>
            </text:list-item>
            <text:list-item>
              <text:p text:style-name="P23"><text:span text:style-name="T9">{%= key.dup %}:</text:span><text:span text:style-name="T8"> {%= v %}</text:span></text:p>
            </text:list-item>
            <text:list-item>
              <text:p text:style-name="P23">{% end %}</text:p>
            </text:list-item>
          </text:list>
        </text:list-item>
        <text:list-item>
          <text:p text:style-name="P25">{% end %}</text:p>
        </text:list-item>
      </text:list>
      <text:p text:style-name="P11"><draw:line text:anchor-type="char" draw:z-index="6" draw:style-name="gr1" draw:text-style-name="P29" svg:x1="0cm" svg:y1="0.392cm" svg:x2="19.685cm" svg:y2="0.392cm"><text:p/></draw:line></text:p>
      <text:p text:style-name="P14">Τα εξετασθέντα επιχρίσματα περιλαμβάνουν: </text:p>
      <text:list xml:id="list739139213" text:continue-list="list20029722461" text:style-name="L1">
        <text:list-item>
          <text:p text:style-name="P18">ΤΡΑΧΗΛΙΚΑ ΕΠΙΧΡΙΣΜΑΤΑ</text:p>
        </text:list-item>
      </text:list>
      <text:list xml:id="list336785040" text:style-name="L3">
        <text:list-item>
          <text:p text:style-name="P20">{% ExamFieldGroup.first(:name =&gt;'ΤΡΑΧΗΛΙΚΑ ΕΠΙΧΡΙΣΜΑΤΑ').children.each do |group| %}</text:p>
        </text:list-item>
        <text:list-item>
          <text:p text:style-name="P22">{%= group.name %}</text:p>
          <text:list>
            <text:list-item>
              <text:p text:style-name="P24">{% @exam_set.values_for_group(group).each do |key, v| %}</text:p>
            </text:list-item>
            <text:list-item>
              <text:p text:style-name="P24"><text:span text:style-name="T9">{%= key.dup %}:</text:span><text:span text:style-name="T8"> {%= v %}</text:span></text:p>
            </text:list-item>
            <text:list-item>
              <text:p text:style-name="P24">{% end %}</text:p>
            </text:list-item>
          </text:list>
        </text:list-item>
        <text:list-item>
          <text:p text:style-name="P26">{% end %}</text:p>
        </text:list-item>
      </text:list>
      <text:p text:style-name="P5"/>
      <text:p text:style-name="P3">ΠΑΡΑΤΗΡΗΣΕΙΣ:</text:p>
      <text:p text:style-name="P17">{% @exam_set.values['ΠΑΡΑΤΗΡΗΣΕΙΣ'] .lines.each do |l| %}</text:p>
      <text:p text:style-name="P17">{%= l %}</text:p>
      <text:p text:style-name="P17">{% end %}</text:p>
      <text:p text:style-name="P16"/>
      <text:p text:style-name="P2"/>
      <text:p text:style-name="P4"/>
      <text:p text:style-name="P2"/>
      <text:p text:style-name="P2"/>
      <text:p text:style-name="Standard"><text:span text:style-name="T3">ΣΥΜΠΕΡΑΣΜΑΤΑ:</text:span><text:span text:style-name="T4">. </text:span></text:p>
      <text:p text:style-name="P17">{% @exam_set.values['ΣΥΜΠΕΡΑΣΜΑΤΑ'] .lines.each do |l| %}</text:p>
      <text:p text:style-name="P17">{%= l %}</text:p>
      <text:p text:style-name="P17">{% end %}</text:p>
      <text:p text:style-name="P3"/>
      <text:p text:style-name="P8"/>
      <text:p text:style-name="P8"/>
      <text:p text:style-name="P8"><draw:frame draw:style-name="fr2" draw:name="Frame3" text:anchor-type="char" svg:x="12.958cm" svg:y="0.445cm" svg:width="5.398cm" svg:height="1.27cm" draw:z-index="5"><draw:text-box><text:h text:style-name="Heading_20_1" text:outline-level="1">Η ΙΑΤΡΟΣ</text:h><text:p text:style-name="P8">Τρισεύγενη Μητροπούλου</text:p></draw:text-box></draw:frame></text:p>
      <text:p text:style-name="P8"/>
      <text:p text:style-name="P8"/>
      <text:p text:style-name="P8"/>
      <text:h text:style-name="P28" text:outline-level="2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l" fo:country="G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language="el" fo:country="GR" style:text-underline-style="solid" style:text-underline-width="auto" style:text-underline-color="font-color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0pt" fo:language="el" fo:country="GR" fo:font-weight="bold" style:font-size-asian="10pt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0pt" fo:language="el" fo:country="GR" fo:font-weight="bold" style:font-size-asian="10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1T12:50:16</meta:creation-date>
    <dc:date>2012-05-01T20:15:46</dc:date>
    <meta:editing-duration>PT4H20M17S</meta:editing-duration>
    <meta:editing-cycles>48</meta:editing-cycles>
    <meta:generator>LibreOffice/3.5$Linux_X86_64 LibreOffice_project/350m1$Build-202</meta:generator>
    <meta:document-statistic meta:table-count="0" meta:image-count="0" meta:object-count="1" meta:page-count="2" meta:paragraph-count="35" meta:word-count="147" meta:character-count="1045" meta:non-whitespace-character-count="916"/>
  </office:meta>
</office:document-meta>
</file>